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7e7" officeooo:paragraph-rsid="000a57e7"/>
    </style:style>
    <style:style style:name="P2" style:family="paragraph" style:parent-style-name="Standard">
      <style:text-properties officeooo:rsid="000a57e7" officeooo:paragraph-rsid="000b359a"/>
    </style:style>
    <style:style style:name="P3" style:family="paragraph" style:parent-style-name="Standard">
      <style:text-properties fo:font-size="14pt" officeooo:rsid="000a57e7" officeooo:paragraph-rsid="000a57e7" style:font-size-asian="14pt" style:font-size-complex="14pt"/>
    </style:style>
    <style:style style:name="P4" style:family="paragraph" style:parent-style-name="Standard">
      <style:text-properties fo:font-weight="bold" officeooo:rsid="000a57e7" officeooo:paragraph-rsid="000a57e7" style:font-weight-asian="bold" style:font-weight-complex="bold"/>
    </style:style>
    <style:style style:name="P5" style:family="paragraph" style:parent-style-name="Standard">
      <style:text-properties fo:font-weight="bold" officeooo:rsid="000b359a" officeooo:paragraph-rsid="000b359a" style:font-weight-asian="bold" style:font-weight-complex="bold"/>
    </style:style>
    <style:style style:name="P6" style:family="paragraph" style:parent-style-name="Standard">
      <style:text-properties officeooo:rsid="000b359a" officeooo:paragraph-rsid="000b359a"/>
    </style:style>
    <style:style style:name="T1" style:family="text">
      <style:text-properties officeooo:rsid="000b359a"/>
    </style:style>
    <style:style style:name="T2" style:family="text">
      <style:text-properties fo:color="#ce181e"/>
    </style:style>
    <style:style style:name="T3" style:family="text">
      <style:text-properties fo:color="#ce181e" officeooo:rsid="000b359a"/>
    </style:style>
    <style:style style:name="T4" style:family="text">
      <style:text-properties style:use-window-font-color="true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Bewertungsaspekte</text:p>
      <text:p text:style-name="P1"><draw:frame draw:style-name="fr1" draw:name="Objekt1" text:anchor-type="paragraph" svg:x="1.939cm" svg:y="0.291cm" svg:width="13.919cm" svg:height="16.1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Mindestens zu erreichen:</text:p>
      <text:p text:style-name="P1">- Mindestens eine Klasse</text:p>
      <text:p text:style-name="P1">- Nicht nur eine Klasse</text:p>
      <text:p text:style-name="P1">- Kapselung: Nicht alle Variablen public. Auch private und <text:span text:style-name="T2">protected</text:span>-Bereich</text:p>
      <text:p text:style-name="P1">- Übergabe von Werten an Variablen einer Klasse von außen, die aber gekapselt ist</text:p>
      <text:p text:style-name="P1">- Für diese Übergabe getter und setter nutzen</text:p>
      <text:p text:style-name="P1">- Alle Funktionen (Algorithmen) müssen einer Klasse angehören</text:p>
      <text:p text:style-name="P1">- Main-Funktion ohne Algorithmen</text:p>
      <text:p text:style-name="P1">- Nur wenn explizit entschieden, inline-Funktionen nutzen. Wenn ja, begründen. Sonst außerhalb der Klasse implementieren</text:p>
      <text:p text:style-name="P1">- Modularisierung des Programmcodes. Alle Klassen in Header-Dateien, Funktionen in .cpp. Präprozessorkonstanten auch in Header</text:p>
      <text:p text:style-name="P1">- Programmcode kommentieren</text:p>
      <text:p text:style-name="P1">- Initialisierung der Variablen der Klasse im Konstruktor</text:p>
      <text:p text:style-name="P1"/>
      <text:p text:style-name="P1"><text:soft-page-break/></text:p>
      <text:p text:style-name="P5">Weiter zu erreichen:</text:p>
      <text:p text:style-name="P6">- Mindestens eine <text:span text:style-name="T4">Ausnahmefallbehandlung</text:span> (min. 1 try-catch-Block)</text:p>
      <text:p text:style-name="P2">- <text:span text:style-name="T1">Möglichst alle Ausnahmen des Problems behandeln, auch wenn keine Kapselung des Daten des Fehlers vorhanden ist</text:span></text:p>
      <text:p text:style-name="P2">- <text:span text:style-name="T1">Wenn möglich, eine </text:span><text:span text:style-name="T3">Vererbung</text:span><text:span text:style-name="T1"> erstellen, adäquat zum Programm – nicht künstlich erstellen</text:span></text:p>
      <text:p text:style-name="P2">- <text:span text:style-name="T1">Wenn möglich, Programm komplett funktionsfähig</text:span></text:p>
      <text:p text:style-name="P2">- <text:span text:style-name="T1">Soweit möglich, kein sich wiederholender Code. Was sich wiederholt → in Funktionen stecken, von dort aufrufen</text:span></text:p>
      <text:p text:style-name="P2"/>
      <text:p text:style-name="P4">Fortgeschritten zu erreichen:</text:p>
      <text:p text:style-name="P1">- Wenn mög<text:span text:style-name="T4">lich, Ausnahmefallbehandlung komplett kapseln (Klasse ers</text:span>tellen)</text:p>
      <text:p text:style-name="P1">- Gekapselte Ausnahmefallbehandlung so einbauen, dass kein Absturz auftritt</text:p>
      <text:p text:style-name="P1">- Wenn möglich, vom Ausnahmefa<text:span text:style-name="T4">ll zurück zum laufenden Programm</text:span></text:p>
      <text:p text:style-name="P1">- <text:span text:style-name="T1">Wenn möglich, selbstständige Anpassung der gekapselten Vorlage und Ausnahmefallbehandlung </text:span><text:span text:style-name="T3">z.B. log- und Fehlerdateien erstellen</text:span></text:p>
      <text:p text:style-name="P1">- <text:span text:style-name="T1">Sind Extras vorhanden? </text:span><text:span text:style-name="T3">Z.B. Objekt als Referenz übergeben, allokieren</text:span></text:p>
      <text:p text:style-name="P1">- <text:span text:style-name="T3">Dateihandling</text:span><text:span text:style-name="T1"> einbauen</text:span></text:p>
      <text:p text:style-name="P1"><draw:frame draw:style-name="fr2" draw:name="Objekt4" text:anchor-type="paragraph" svg:x="0.06cm" svg:y="1.969cm" svg:width="15.956cm" svg:height="7.357cm" draw:z-index="1"><draw:object xlink:href="./Object 4" xlink:type="simple" xlink:show="embed" xlink:actuate="onLoad"/><draw:image xlink:href="./ObjectReplacements/Object 4" xlink:type="simple" xlink:show="embed" xlink:actuate="onLoad"/></draw:frame>- <text:span text:style-name="T3">Modellklassen</text:span><text:span text:style-name="T1"> erstell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4:25:14.776000000</meta:creation-date>
    <dc:date>2019-06-19T15:13:57.491000000</dc:date>
    <meta:editing-duration>PT40M4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2" meta:page-count="2" meta:paragraph-count="27" meta:word-count="220" meta:character-count="1648" meta:non-whitespace-character-count="14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108.97mm"/>
    </style:style>
    <style:style style:name="co4" style:family="table-column">
      <style:table-column-properties fo:break-before="auto" style:column-width="1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5.88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Default">
      <style:table-cell-properties fo:border-bottom="0.74pt solid #000000" fo:background-color="#e6e0e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e6e0e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dbee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dbee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dbee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dbee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dbeef4" style:diagonal-bl-tr="none" style:diagonal-tl-br="none" fo:border-left="0.74pt solid #000000" fo:border-right="0.74pt solid #000000" style:rotation-align="none" fo:border-top="none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bee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dbeef4" style:diagonal-bl-tr="none" style:diagonal-tl-br="none" fo:border-left="0.74pt solid #000000" fo:border-right="0.74pt solid #000000" style:rotation-align="none" fo:border-top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dbeef4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arbeit_E229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5"/>
        <table:table-column table:style-name="co4" table:default-cell-style-name="ce96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68" office:value-type="string" calcext:value-type="string">
            <text:p>Kriterium</text:p>
          </table:table-cell>
          <table:table-cell table:style-name="ce73" office:value-type="string" calcext:value-type="string">
            <text:p>Beschreibung</text:p>
          </table:table-cell>
          <table:table-cell table:style-name="ce91" office:value-type="string" calcext:value-type="string">
            <text:p>Punkte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Kapselung</text:p>
          </table:table-cell>
          <table:table-cell table:style-name="ce74" office:value-type="string" calcext:value-type="string">
            <text:p>Kapselung ist vorhanden</text:p>
          </table:table-cell>
          <table:table-cell table:style-name="ce92" office:value-type="float" office:value="70" calcext:value-type="float">
            <text:p>70</text:p>
          </table:table-cell>
        </table:table-row>
        <table:table-row table:style-name="ro3">
          <table:table-cell/>
          <table:covered-table-cell table:style-name="ce2"/>
          <table:table-cell table:style-name="ce75" office:value-type="string" calcext:value-type="string">
            <text:p>Werte die von außen übergeben worden sind, können nicht überschrieben werden?</text:p>
          </table:table-cell>
          <table:table-cell table:style-name="ce93" office:value-type="float" office:value="60" calcext:value-type="float">
            <text:p>60</text:p>
          </table:table-cell>
        </table:table-row>
        <table:table-row table:style-name="ro3">
          <table:table-cell/>
          <table:covered-table-cell table:style-name="ce2"/>
          <table:table-cell table:style-name="ce76" office:value-type="string" calcext:value-type="string">
            <text:p>Übergabe Werte aus Außerhalb (z.B. main-Funktion an Programm): Setter</text:p>
          </table:table-cell>
          <table:table-cell table:style-name="ce94" office:value-type="float" office:value="50" calcext:value-type="float">
            <text:p>50</text:p>
          </table:table-cell>
        </table:table-row>
        <table:table-row table:style-name="ro3">
          <table:table-cell/>
          <table:covered-table-cell table:style-name="ce2"/>
          <table:table-cell table:style-name="ce77" office:value-type="string" calcext:value-type="string">
            <text:p>Erhaltene Werte aus Außerhalb (z.B. aus main-Funktion durch Programm): Getter</text:p>
          </table:table-cell>
          <table:table-cell table:style-name="ce95" office:value-type="float" office:value="50" calcext:value-type="float">
            <text:p>50</text:p>
          </table:table-cell>
        </table:table-row>
        <table:table-row table:style-name="ro4">
          <table:table-cell/>
          <table:table-cell office:value-type="string" calcext:value-type="string" table:number-columns-spanned="1" table:number-rows-spanned="4">
            <text:p>Ausnahmefallbehandlung</text:p>
          </table:table-cell>
          <table:table-cell table:style-name="ce11" office:value-type="string" calcext:value-type="string">
            <text:p>Ausnahmefallbehandlung ist vorhande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/>
          <table:covered-table-cell/>
          <table:table-cell table:style-name="ce79" office:value-type="string" calcext:value-type="string">
            <text:p>Kapselung der Ausnahmefallbehandlung</text:p>
          </table:table-cell>
          <table:table-cell table:style-name="ce97" office:value-type="float" office:value="60" calcext:value-type="float">
            <text:p>60</text:p>
          </table:table-cell>
        </table:table-row>
        <table:table-row table:style-name="ro2">
          <table:table-cell/>
          <table:covered-table-cell/>
          <table:table-cell table:style-name="ce80" office:value-type="string" calcext:value-type="string">
            <text:p>Programm bricht nicht zusammen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/>
          <table:covered-table-cell/>
          <table:table-cell table:style-name="ce81" office:value-type="string" calcext:value-type="string">
            <text:p>Selbständige Anpassung der gekapselten Vorlage der Ausnahmefallbehandlung an das Programm</text:p>
          </table:table-cell>
          <table:table-cell table:style-name="ce98" office:value-type="float" office:value="30" calcext:value-type="float">
            <text:p>30</text:p>
          </table:table-cell>
        </table:table-row>
        <table:table-row table:style-name="ro4">
          <table:table-cell/>
          <table:table-cell table:style-name="ce4" office:value-type="string" calcext:value-type="string" table:number-columns-spanned="1" table:number-rows-spanned="6">
            <text:p>Klassenstruktur</text:p>
          </table:table-cell>
          <table:table-cell office:value-type="string" calcext:value-type="string">
            <text:p>Erstellung von mindestens einer Klass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covered-table-cell table:style-name="ce4"/>
          <table:table-cell table:style-name="ce82" office:value-type="string" calcext:value-type="string">
            <text:p>Alle Funktionen (außer main) sind Methoden</text:p>
          </table:table-cell>
          <table:table-cell table:style-name="ce97" office:value-type="float" office:value="50" calcext:value-type="float">
            <text:p>50</text:p>
          </table:table-cell>
        </table:table-row>
        <table:table-row table:style-name="ro6">
          <table:table-cell/>
          <table:covered-table-cell table:style-name="ce4"/>
          <table:table-cell table:style-name="ce78" office:value-type="string" calcext:value-type="string">
            <text:p>Gibt es Übergabe von Werten von außen, so dass sich ein Private und Protected-Bereich gerechtfertigt?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/>
          <table:covered-table-cell table:style-name="ce4"/>
          <table:table-cell table:style-name="ce17" office:value-type="string" calcext:value-type="string">
            <text:p>Wenn notwendig Erstellung mehrer adquater Klassen</text:p>
          </table:table-cell>
          <table:table-cell table:style-name="ce99" office:value-type="float" office:value="60" calcext:value-type="float">
            <text:p>60</text:p>
          </table:table-cell>
        </table:table-row>
        <table:table-row table:style-name="ro2">
          <table:table-cell/>
          <table:covered-table-cell table:style-name="ce4"/>
          <table:table-cell table:style-name="ce84" office:value-type="string" calcext:value-type="string">
            <text:p>Wenn notwendig eine Vererbung</text:p>
          </table:table-cell>
          <table:table-cell table:style-name="ce100" office:value-type="float" office:value="60" calcext:value-type="float">
            <text:p>60</text:p>
          </table:table-cell>
        </table:table-row>
        <table:table-row table:style-name="ro2">
          <table:table-cell/>
          <table:covered-table-cell table:style-name="ce4"/>
          <table:table-cell table:style-name="ce85" office:value-type="string" calcext:value-type="string">
            <text:p>Vorherige Vererbung ist adequat?</text:p>
          </table:table-cell>
          <table:table-cell table:style-name="ce101" office:value-type="float" office:value="20" calcext:value-type="float">
            <text:p>20</text:p>
          </table:table-cell>
        </table:table-row>
        <table:table-row table:style-name="ro4">
          <table:table-cell/>
          <table:table-cell office:value-type="string" calcext:value-type="string" table:number-columns-spanned="1" table:number-rows-spanned="9">
            <text:p>Programmstiel</text:p>
          </table:table-cell>
          <table:table-cell office:value-type="string" calcext:value-type="string">
            <text:p>Saubere main-Funktion</text:p>
          </table:table-cell>
          <table:table-cell office:value-type="float" office:value="60" calcext:value-type="float">
            <text:p>60</text:p>
          </table:table-cell>
        </table:table-row>
        <table:table-row table:style-name="ro7">
          <table:table-cell/>
          <table:covered-table-cell/>
          <table:table-cell table:style-name="ce23" office:value-type="string" calcext:value-type="string">
            <text:p>Voll funktionierender Programm</text:p>
          </table:table-cell>
          <table:table-cell table:style-name="ce97" office:value-type="float" office:value="50" calcext:value-type="float">
            <text:p>50</text:p>
          </table:table-cell>
        </table:table-row>
        <table:table-row table:style-name="ro7">
          <table:table-cell/>
          <table:covered-table-cell/>
          <table:table-cell table:style-name="ce24" office:value-type="string" calcext:value-type="string">
            <text:p>Vermeidung von Cut-Paste im ganzen Code</text:p>
          </table:table-cell>
          <table:table-cell table:style-name="ce94" office:value-type="float" office:value="30" calcext:value-type="float">
            <text:p>30</text:p>
          </table:table-cell>
        </table:table-row>
        <table:table-row table:style-name="ro7">
          <table:table-cell/>
          <table:covered-table-cell/>
          <table:table-cell table:style-name="ce23" office:value-type="string" calcext:value-type="string">
            <text:p>Auslegen der Methoden (nicht inline)</text:p>
          </table:table-cell>
          <table:table-cell table:style-name="ce97" office:value-type="float" office:value="40" calcext:value-type="float">
            <text:p>40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Modularisierung des Programmcodes in Dateien</text:p>
          </table:table-cell>
          <table:table-cell office:value-type="float" office:value="50" calcext:value-type="float">
            <text:p>50</text:p>
          </table:table-cell>
        </table:table-row>
        <table:table-row table:style-name="ro7">
          <table:table-cell/>
          <table:covered-table-cell/>
          <table:table-cell table:style-name="ce17" office:value-type="string" calcext:value-type="string">
            <text:p>Funktionen mit Parameterübergabe und -eingabe</text:p>
          </table:table-cell>
          <table:table-cell table:style-name="ce97" office:value-type="float" office:value="50" calcext:value-type="float">
            <text:p>50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Kommentieren des Programmcode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covered-table-cell/>
          <table:table-cell table:style-name="ce86" office:value-type="string" calcext:value-type="string">
            <text:p>Adequate Organisierung der Headerdatein</text:p>
          </table:table-cell>
          <table:table-cell table:style-name="ce97" office:value-type="float" office:value="10" calcext:value-type="float">
            <text:p>10</text:p>
          </table:table-cell>
        </table:table-row>
        <table:table-row table:style-name="ro7">
          <table:table-cell/>
          <table:covered-table-cell/>
          <table:table-cell table:style-name="ce26" office:value-type="string" calcext:value-type="string">
            <text:p>Nutzung der Konstruktoren</text:p>
          </table:table-cell>
          <table:table-cell table:style-name="ce102" office:value-type="float" office:value="20" calcext:value-type="float">
            <text:p>20</text:p>
          </table:table-cell>
        </table:table-row>
        <table:table-row table:style-name="ro8">
          <table:table-cell/>
          <table:table-cell table:style-name="ce72" office:value-type="string" calcext:value-type="string">
            <text:p>Extras</text:p>
          </table:table-cell>
          <table:table-cell table:style-name="ce90" office:value-type="string" calcext:value-type="string">
            <text:p>Sind Extras vorhanden?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.00.0000</text:date>, <text:time style:data-style-name="N2" text:time-value="13:03:48.81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9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arbeit_E229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76">
          <table:table-cell table:number-columns-repeated="2"/>
        </table:table-row>
        <table:table-row table:style-name="ro2">
          <table:table-cell/>
          <table:table-cell table:style-name="ce13"/>
        </table:table-row>
        <table:table-row table:style-name="ro2">
          <table:table-cell/>
          <table:table-cell table:style-name="ce11" office:value-type="string" calcext:value-type="string">
            <text:p>Weitere Angaben:</text:p>
          </table:table-cell>
        </table:table-row>
        <table:table-row table:style-name="ro2">
          <table:table-cell/>
          <table:table-cell table:style-name="ce14" office:value-type="string" calcext:value-type="string">
            <text:p>- Für neue Teilnehmer: Das Programm soll innerhalb von zwei</text:p>
          </table:table-cell>
        </table:table-row>
        <table:table-row table:style-name="ro2">
          <table:table-cell/>
          <table:table-cell table:style-name="ce12" office:value-type="string" calcext:value-type="string">
            <text:p>  Wochen schreibbar, also nicht Umfangreich sein. </text:p>
          </table:table-cell>
        </table:table-row>
        <table:table-row table:style-name="ro2">
          <table:table-cell/>
          <table:table-cell table:style-name="ce12" office:value-type="string" calcext:value-type="string">
            <text:p>- Für Basic-Kurs Teilnehmer: Das Programm vom Basic-Kurs kann</text:p>
          </table:table-cell>
        </table:table-row>
        <table:table-row table:style-name="ro2">
          <table:table-cell/>
          <table:table-cell table:style-name="ce15" office:value-type="string" calcext:value-type="string">
            <text:p>   weiterentwickelt werden.</text:p>
          </table:table-cell>
        </table:table-row>
        <table:table-row table:style-name="ro2">
          <table:table-cell/>
          <table:table-cell table:style-name="ce14" office:value-type="string" calcext:value-type="string">
            <text:p>- Das Programm muss, auf keinem Fall, vollständig sein. Es kann</text:p>
          </table:table-cell>
        </table:table-row>
        <table:table-row table:style-name="ro2">
          <table:table-cell/>
          <table:table-cell table:style-name="ce12" office:value-type="string" calcext:value-type="string">
            <text:p>  ein Teil eines größeren Programs erstellt werden. Z.B. Von einem</text:p>
          </table:table-cell>
        </table:table-row>
        <table:table-row table:style-name="ro2">
          <table:table-cell/>
          <table:table-cell table:style-name="ce12" office:value-type="string" calcext:value-type="string">
            <text:p>  Schachspiel, wird nur die Bewegung des Bauern, auf dem Schachbrett, </text:p>
          </table:table-cell>
        </table:table-row>
        <table:table-row table:style-name="ro2">
          <table:table-cell/>
          <table:table-cell table:style-name="ce12" office:value-type="string" calcext:value-type="string">
            <text:p>  programmiert. </text:p>
          </table:table-cell>
        </table:table-row>
        <table:table-row table:style-name="ro2">
          <table:table-cell/>
          <table:table-cell table:style-name="ce14" office:value-type="string" calcext:value-type="string">
            <text:p>- Abgabe des Projekts: Letzten Freitag des Aufbaukurs. Die Projektarbeit  </text:p>
          </table:table-cell>
        </table:table-row>
        <table:table-row table:style-name="ro2">
          <table:table-cell/>
          <table:table-cell table:style-name="ce12" office:value-type="string" calcext:value-type="string">
            <text:p>  kann aber auch nach dem eben angegeben Datum abgegeben werden,</text:p>
          </table:table-cell>
        </table:table-row>
        <table:table-row table:style-name="ro2">
          <table:table-cell/>
          <table:table-cell table:style-name="ce12" office:value-type="string" calcext:value-type="string">
            <text:p>   aber bitte immer wieder bescheid geben, dass mehr Zeit benötigt</text:p>
          </table:table-cell>
        </table:table-row>
        <table:table-row table:style-name="ro2">
          <table:table-cell/>
          <table:table-cell table:style-name="ce12" office:value-type="string" calcext:value-type="string">
            <text:p>   wird.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.00.0000</text:date>, <text:time style:data-style-name="N2" text:time-value="14:30:17.0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